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B. Felsenthal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27, 1893</text:p>
      <text:p text:style-name="P6">Month<text:tab/><text:tab/><text:tab/><text:tab/><text:tab/><text:tab/>June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4">Philadelphia, June 27, 1893./</text:p>
      <text:p text:style-name="P3">Rev. Dr. B. Felsenthal./</text:p>
      <text:p text:style-name="P3">My dear Sir and Friend:/</text:p>
      <text:p text:style-name="P3"><text:tab/>Your letter to me on my seventieth/ birthday must have been miscarried./</text:p>
      <text:p text:style-name="P3"><text:tab/>As I wrote in my last, it was only/ after my having arisen from a sick bed, that, looking over/ some back numbers of [Hebrew], I chanced to see your very/ kind communication. <text:s/>Naturally, I felt prompted to acknow-/ledge at once the honor thus publicly shown me./</text:p>
      <text:p text:style-name="P3"><text:tab/>Now urged by physicians and begged/ by my children, I have consented to leave home and seek/ some rest at the seashore. <text:s/>My oldest daughter who lives/ in Minneapolis, but who has paid me frequent visits, is/ anxious that I shall spend a few days at her home and if/ I feel equal to it, I may consent. <text:s/>As to my remaining any/ time in your city, I am uncertain, still your friendly/ offer has won the gratitude of/ Yours very faithful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54:15.23</meta:creation-date>
    <meta:document-statistic meta:table-count="0" meta:image-count="0" meta:object-count="0" meta:page-count="2" meta:paragraph-count="67" meta:word-count="321" meta:character-count="2132"/>
    <dc:date>2011-12-14T13:03:12.37</dc:date>
    <dc:creator>Penn Libraries</dc:creator>
    <meta:editing-duration>PT00H08M57S</meta:editing-duration>
    <meta:editing-cycles>1</meta:editing-cycles>
    <meta:generator>OpenOffice.org/3.2$Win32 OpenOffice.org_project/320m12$Build-9483</meta:generator>
  </office:meta>
</office:document-meta>
</file>